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Text_20_body">
      <style:text-properties fo:language="en" fo:country="GB"/>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style="italic" style:font-style-asian="italic" style:font-style-complex="italic"/>
    </style:style>
    <style:style style:name="T2" style:family="text">
      <style:text-properties fo:language="en" fo:country="G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JbrowsoR specification</text:h>
      <text:h text:style-name="P7"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7" text:outline-level="2">Requests honoured by JBrowsoR</text:h>
      <text:h text:style-name="P8"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10">Verify source is trusted.</text:p>
              </text:list-item>
              <text:list-item>
                <text:p text:style-name="P10">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1">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572068621" text:continue-numbering="true" text:style-name="L2">
              <text:list-item>
                <text:p text:style-name="P11">Check that front-end session is valid</text:p>
              </text:list-item>
              <text:list-item>
                <text:p text:style-name="P11">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2">Verify source is trusted</text:p>
              </text:list-item>
              <text:list-item>
                <text:p text:style-name="P12">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3">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4">Verify source is trusted</text:p>
              </text:list-item>
            </text:list>
            <text:list xml:id="list767220428" text:continue-list="list1090250004" text:style-name="L1">
              <text:list-item>
                <text:p text:style-name="P10">Create new track entry</text:p>
              </text:list-item>
              <text:list-item>
                <text:p text:style-name="P10">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1476111708" text:continue-list="list1164748060" text:style-name="L5">
              <text:list-item>
                <text:p text:style-name="P14">Verify source is trusted</text:p>
              </text:list-item>
            </text:list>
            <text:list xml:id="list1542884322" text:style-name="L6">
              <text:list-item>
                <text:p text:style-name="P15">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1572581112" text:continue-list="list1476111708" text:style-name="L5">
              <text:list-item>
                <text:p text:style-name="P14">Verify source is trusted</text:p>
              </text:list-item>
              <text:list-item>
                <text:p text:style-name="P14">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7" text:outline-level="2">Dependencies</text:h>
      <text:p text:style-name="P1">Jbrowsor requires the installation of: </text:p>
      <text:p text:style-name="P1">Ruby JSON module</text:p>
      <text:p text:style-name="P1">root# gem install json</text:p>
      <text:p text:style-name="P1"><text:span text:style-name="T2"/></text:p>
      <text:p text:style-name="P1"><text:soft-page-break/>Perl JSON module (Normally installed by default)</text:p>
      <text:p text:style-name="P1">BioPerl (depend on filesystem)</text:p>
      <text:p text:style-name="P1"><text:span text:style-name="T2"><text:s/></text:span></text:p>
      <text:h text:style-name="P7"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row>
          <table:table-cell table:style-name="Table8.A2" office:value-type="float" office:value="0">
            <text:p text:style-name="P3">Error_log</text:p>
          </table:table-cell>
          <table:table-cell table:style-name="Table8.B2" office:value-type="string">
            <text:p text:style-name="P3">Text</text:p>
          </table:table-cell>
          <table:table-cell table:style-name="Table8.C3" office:value-type="string">
            <text:p text:style-name="P3">Error log</text:p>
          </table:table-cell>
        </table:table-row>
      </table:table>
      <text:p text:style-name="Table">Table <text:sequence text:ref-name="refTable3" text:name="Table" text:formula="ooow:Table+1" style:num-format="1">4</text:sequence>: Genomes</text:p>
      <text:p text:style-name="Table">Storage of the frontend_session_id, in case of private genome (the user doesn't want Jbrowsor to provide its genome in the list of all available genomes – even if fasta files will be anyway not downloadable using apache access restri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ext:p text:style-name="P3">Quantitative track: contains line command parameters for wig2png</text:p>
            <text:p text:style-name="P3">Qualitative track: contains the content of conf.json file used <text:s/>by biodb-to-json.pl file (except <text:s/>description, db_adaptor and db_args keys)</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ext:p text:style-name="P3">One by URL. </text:p>
          </table:table-cell>
        </table:table-row>
        <table:table-row>
          <table:table-cell table:style-name="Table3.A2" office:value-type="float" office:value="0">
            <text:p text:style-name="P3">Error_log</text:p>
          </table:table-cell>
          <table:table-cell table:style-name="Table3.B2" office:value-type="string">
            <text:p text:style-name="P3">Text</text:p>
          </table:table-cell>
          <table:table-cell table:style-name="Table3.C3" office:value-type="string">
            <text:p text:style-name="P3">Error log</text:p>
          </table:table-cell>
        </table:table-row>
        <table:table-row>
          <table:table-cell table:style-name="Table3.A2" office:value-type="float" office:value="0">
            <text:p text:style-name="P3">Strand_plus</text:p>
          </table:table-cell>
          <table:table-cell table:style-name="Table3.B2" office:value-type="string">
            <text:p text:style-name="P3">Bool</text:p>
          </table:table-cell>
          <table:table-cell table:style-name="Table3.C3" office:value-type="string">
            <text:p text:style-name="P3">Strand sign</text:p>
          </table:table-cell>
        </table:table-row>
      </table:table>
      <text:p text:style-name="Table">Table <text:sequence text:ref-name="refTable4" text:name="Table" text:formula="ooow:Table+1" style:num-format="1">5</text:sequence>: Tracks</text:p>
      <text:p text:style-name="P1"/>
      <text:p text:style-name="P1">If a new track has the same URL as an older track, the older track is supposed to be obsolete, and then can be replaced . (Indeed, normally, the frontend will show that an old track is available for the track corresponding to the URL). So the job process can compute track and replace files. Then, we should move the links between views and old track to new track in track_positions table, and discard the old track.</text:p>
      <text:p text:style-name="P1"/>
      <table:table table:name="Table5" table:style-name="Table5">
        <table:table-column table:style-name="Table5.A"/>
        <table:table-column table:style-name="Table5.B"/>
        <table:table-column table:style-name="Table5.C"/>
        <table:table-header-rows>
          <text:soft-page-break/>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Table">The interest of this table is to have a limited number of entries to query. Then, once the job finishes (successfully or not) the row is deleted, and outputs might be saved in the Tracks or Genomes tables. An interesting output for the user is to see the error log in the case the job failed. </text:p>
      <text:p text:style-name="Table"/>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text:soft-page-break/></text:p>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Standard"/>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6T11:58:10</dc:date>
    <dc:creator>Fabrice David</dc:creator>
    <meta:editing-duration>PT99H22M19S</meta:editing-duration>
    <meta:editing-cycles>39</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44" meta:word-count="1120" meta:character-count="6985"/>
  </office:meta>
</office:document-meta>
</file>